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0FB5000000C94FDA4EAC.wmf" manifest:media-type=""/>
  <manifest:file-entry manifest:full-path="Pictures/20000007000025F9000000C9F0140E0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  <style:text-properties officeooo:paragraph-rsid="001d522e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Standard">
      <style:paragraph-properties fo:margin-top="0cm" fo:margin-bottom="0cm" style:contextual-spacing="false" fo:orphans="2" fo:widows="2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6" style:family="paragraph" style:parent-style-name="Heading1_20_Without_20_Numbering" style:master-page-name="Appendix">
      <style:paragraph-properties style:page-number="auto"/>
    </style:style>
    <style:style style:name="P7" style:family="paragraph" style:parent-style-name="code">
      <style:paragraph-properties fo:orphans="2" fo:widows="2"/>
    </style:style>
    <style:style style:name="P8" style:family="paragraph" style:parent-style-name="code">
      <style:paragraph-properties fo:orphans="2" fo:widows="2"/>
      <style:text-properties officeooo:paragraph-rsid="001d522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officeooo:rsid="000bff7b"/>
    </style:style>
    <style:style style:name="T2" style:family="text">
      <style:text-properties officeooo:rsid="001d522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67696800" text:id="ct67696800">
          <text:deletion>
            <office:change-info>
              <dc:creator>Unknown Author</dc:creator>
              <dc:date>2015-06-01T15:35:00</dc:date>
            </office:change-info>
            <text:p text:style-name="P1">java.sun.com</text:p>
          </text:deletion>
        </text:changed-region>
        <text:changed-region xml:id="ct68741136" text:id="ct68741136">
          <text:insertion>
            <office:change-info>
              <dc:creator>Unknown Author</dc:creator>
              <dc:date>2015-06-01T15:35:00</dc:date>
            </office:change-info>
          </text:insertion>
        </text:changed-region>
        <text:changed-region xml:id="ct68008464" text:id="ct68008464">
          <text:deletion>
            <office:change-info>
              <dc:creator>Unknown Author</dc:creator>
              <dc:date>2015-06-01T15:35:00</dc:date>
            </office:change-info>
            <text:p text:style-name="P1">java.sun.co<text:bookmark text:name="_GoBack1"/>m</text:p>
          </text:deletion>
        </text:changed-region>
        <text:changed-region xml:id="ct78927152" text:id="ct78927152">
          <text:insertion>
            <office:change-info>
              <dc:creator>Unknown Author</dc:creator>
              <dc:date>2015-06-01T15:35:00</dc:date>
            </office:change-info>
          </text:insertion>
        </text:changed-region>
        <text:changed-region xml:id="ct71954448" text:id="ct71954448">
          <text:insertion>
            <office:change-info>
              <dc:creator>Unknown Author</dc:creator>
              <dc:date>2015-06-01T15:35:00</dc:date>
            </office:change-info>
          </text:insertion>
        </text:changed-region>
        <text:changed-region xml:id="ct68086736" text:id="ct68086736">
          <text:deletion>
            <office:change-info>
              <dc:creator>Unknown Author</dc:creator>
              <dc:date>2015-06-01T15:35:00</dc:date>
            </office:change-info>
            <text:p text:style-name="P2">0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9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9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5975862483423390793" text:style-name="Appendix_20_Numbering">
        <text:list-item>
          <text:p text:style-name="P6">XML Schema for jdo.xml</text:p>
        </text:list-item>
      </text:list>
      <text:p text:style-name="P2">&lt;?xml version=”1.0” encoding=”UTF-8”?&gt;</text:p>
      <text:p text:style-name="P1">&lt;xs:schema targetNamespace=”http://<text:change text:change-id="ct67696800"/><text:change-start text:change-id="ct68741136"/><text:span text:style-name="T1">xmlns.jcp.org</text:span><text:change-end text:change-id="ct68741136"/>/xml/ns/jdo/jdo”</text:p>
      <text:p text:style-name="P1"><text:s text:c="11"/>xmlns=”http://<text:change text:change-id="ct68008464"/><text:change-start text:change-id="ct78927152"/><text:span text:style-name="T1">xmlns.jcp.org</text:span><text:change-end text:change-id="ct78927152"/>/xml/ns/jdo/jdo”</text:p>
      <text:p text:style-name="P2"><text:s text:c="11"/>xmlns:xs=”http://www.w3.org/2001/XMLSchema”</text:p>
      <text:p text:style-name="P2"><text:s text:c="11"/>version=”3.<text:change-start text:change-id="ct71954448"/><text:span text:style-name="T2">2</text:span><text:change-end text:change-id="ct71954448"/><text:change text:change-id="ct68086736"/>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oft-page-break/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oft-page-break/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oft-page-break/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oft-page-break/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s text:c="8"/>&lt;xs:attribute name=”position”/&gt;</text:p>
      <text:p text:style-name="P2"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oft-page-break/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oft-page-break/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oft-page-break/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oft-page-break/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oft-page-break/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oft-page-break/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5"><text:s text:c="8"/>&lt;xs:attribute name="allocation-size" default="50"/&gt;</text:p>
      <text:p text:style-name="P5"><text:s text:c="8"/>&lt;xs:attribute name="initial-value" default="1"/&gt;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extension”&gt;</text:p>
      <text:p text:style-name="P2"><text:s text:c="8"/>&lt;xs:attribute name=”vendor-name” use=”required”/&gt;</text:p>
      <text:p text:style-name="P2"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contextual-spacing="false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contextual-spacing="false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contextual-spacing="false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contextual-spacing="false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contextual-spacing="false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contextual-spacing="false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contextual-spacing="false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contextual-spacing="false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contextual-spacing="false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contextual-spacing="false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style:contextual-spacing="false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contextual-spacing="false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12-06-24T14:10:55.11</meta:creation-date>
    <meta:editing-duration>PT14M47S</meta:editing-duration>
    <meta:generator>LibreOffice/4.0.6.2$Linux_X86_64 LibreOffice_project/400m0$Build-2</meta:generator>
    <dc:title>JDO_Chapter</dc:title>
    <dc:date>2015-06-01T15:35:21</dc:date>
    <meta:document-statistic meta:table-count="0" meta:image-count="0" meta:object-count="0" meta:page-count="24" meta:paragraph-count="1291" meta:word-count="2309" meta:character-count="50985" meta:non-whitespace-character-count="331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